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b878a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19309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b512e0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878ab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1930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56ed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4c19309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officeooo:rsid="04b7557c" officeooo:paragraph-rsid="04b7557c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e34ab7" style:font-style-asian="italic" style:font-style-complex="italic"/>
    </style:style>
    <style:style style:name="T4" style:family="text">
      <style:text-properties fo:font-style="italic" officeooo:rsid="04b512e0" style:font-style-asian="italic" style:font-style-complex="italic"/>
    </style:style>
    <style:style style:name="T5" style:family="text">
      <style:text-properties fo:font-style="italic" officeooo:rsid="04c3c829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46d66e3" style:font-style-asian="normal" style:font-style-complex="normal"/>
    </style:style>
    <style:style style:name="T12" style:family="text">
      <style:text-properties fo:font-style="normal" officeooo:rsid="0471ec6f" style:font-style-asian="normal" style:font-style-complex="normal"/>
    </style:style>
    <style:style style:name="T13" style:family="text">
      <style:text-properties fo:font-style="normal" officeooo:rsid="04b512e0" style:font-style-asian="normal" style:font-style-complex="normal"/>
    </style:style>
    <style:style style:name="T14" style:family="text">
      <style:text-properties fo:font-style="normal" officeooo:rsid="04b5cedb" style:font-style-asian="normal" style:font-style-complex="normal"/>
    </style:style>
    <style:style style:name="T15" style:family="text">
      <style:text-properties fo:font-style="normal" officeooo:rsid="04b727f3" style:font-style-asian="normal" style:font-style-complex="normal"/>
    </style:style>
    <style:style style:name="T16" style:family="text">
      <style:text-properties fo:font-style="normal" officeooo:rsid="04b878ab" style:font-style-asian="normal" style:font-style-complex="normal"/>
    </style:style>
    <style:style style:name="T17" style:family="text">
      <style:text-properties fo:font-style="normal" officeooo:rsid="04b8be2d" style:font-style-asian="normal" style:font-style-complex="normal"/>
    </style:style>
    <style:style style:name="T18" style:family="text">
      <style:text-properties fo:font-style="normal" officeooo:rsid="04bb41fc" style:font-style-asian="normal" style:font-style-complex="normal"/>
    </style:style>
    <style:style style:name="T19" style:family="text">
      <style:text-properties fo:font-style="normal" officeooo:rsid="04bc2be0" style:font-style-asian="normal" style:font-style-complex="normal"/>
    </style:style>
    <style:style style:name="T20" style:family="text">
      <style:text-properties fo:font-style="normal" officeooo:rsid="04bc431f" style:font-style-asian="normal" style:font-style-complex="normal"/>
    </style:style>
    <style:style style:name="T21" style:family="text">
      <style:text-properties fo:font-style="normal" officeooo:rsid="04bccfda" style:font-style-asian="normal" style:font-style-complex="normal"/>
    </style:style>
    <style:style style:name="T22" style:family="text">
      <style:text-properties fo:font-style="normal" officeooo:rsid="04be5d32" style:font-style-asian="normal" style:font-style-complex="normal"/>
    </style:style>
    <style:style style:name="T23" style:family="text">
      <style:text-properties fo:font-style="normal" officeooo:rsid="04c0046e" style:font-style-asian="normal" style:font-style-complex="normal"/>
    </style:style>
    <style:style style:name="T24" style:family="text">
      <style:text-properties fo:font-style="normal" officeooo:rsid="04c19309" style:font-style-asian="normal" style:font-style-complex="normal"/>
    </style:style>
    <style:style style:name="T25" style:family="text">
      <style:text-properties fo:font-style="normal" officeooo:rsid="04c2dfc1" style:font-style-asian="normal" style:font-style-complex="normal"/>
    </style:style>
    <style:style style:name="T26" style:family="text">
      <style:text-properties fo:font-style="normal" officeooo:rsid="04c3119f" style:font-style-asian="normal" style:font-style-complex="normal"/>
    </style:style>
    <style:style style:name="T27" style:family="text">
      <style:text-properties fo:font-style="normal" officeooo:rsid="04c3c829" style:font-style-asian="normal" style:font-style-complex="normal"/>
    </style:style>
    <style:style style:name="T28" style:family="text">
      <style:text-properties fo:font-style="normal" officeooo:rsid="04c56ed9" style:font-style-asian="normal" style:font-style-complex="normal"/>
    </style:style>
    <style:style style:name="T29" style:family="text">
      <style:text-properties fo:font-style="normal" officeooo:rsid="04c61cf6" style:font-style-asian="normal" style:font-style-complex="normal"/>
    </style:style>
    <style:style style:name="T30" style:family="text">
      <style:text-properties fo:font-style="normal" officeooo:rsid="04c801af" style:font-style-asian="normal" style:font-style-complex="normal"/>
    </style:style>
    <style:style style:name="T31" style:family="text">
      <style:text-properties fo:font-style="normal" officeooo:rsid="04c9c3e9" style:font-style-asian="normal" style:font-style-complex="normal"/>
    </style:style>
    <style:style style:name="T32" style:family="text">
      <style:text-properties fo:font-style="normal" officeooo:rsid="04cad921" style:font-style-asian="normal" style:font-style-complex="normal"/>
    </style:style>
    <style:style style:name="T33" style:family="text">
      <style:text-properties fo:font-style="normal" officeooo:rsid="04cb407a" style:font-style-asian="normal" style:font-style-complex="normal"/>
    </style:style>
    <style:style style:name="T34" style:family="text">
      <style:text-properties fo:font-style="normal" officeooo:rsid="04cc780b" style:font-style-asian="normal" style:font-style-complex="normal"/>
    </style:style>
    <style:style style:name="T35" style:family="text">
      <style:text-properties fo:font-style="normal" officeooo:rsid="04cd7480" style:font-style-asian="normal" style:font-style-complex="normal"/>
    </style:style>
    <style:style style:name="T36" style:family="text">
      <style:text-properties fo:font-style="normal" officeooo:rsid="04ce31c7" style:font-style-asian="normal" style:font-style-complex="normal"/>
    </style:style>
    <style:style style:name="T37" style:family="text">
      <style:text-properties officeooo:rsid="000a14f6"/>
    </style:style>
    <style:style style:name="T38" style:family="text">
      <style:text-properties officeooo:rsid="005714b7"/>
    </style:style>
    <style:style style:name="T39" style:family="text">
      <style:text-properties officeooo:rsid="00880dbe"/>
    </style:style>
    <style:style style:name="T40" style:family="text">
      <style:text-properties officeooo:rsid="007c6d62"/>
    </style:style>
    <style:style style:name="T41" style:family="text">
      <style:text-properties officeooo:rsid="01e21ff5"/>
    </style:style>
    <style:style style:name="T42" style:family="text">
      <style:text-properties officeooo:rsid="034a2232"/>
    </style:style>
    <style:style style:name="T43" style:family="text">
      <style:text-properties officeooo:rsid="0387836c"/>
    </style:style>
    <style:style style:name="T44" style:family="text">
      <style:text-properties officeooo:rsid="03b4652d"/>
    </style:style>
    <style:style style:name="T45" style:family="text">
      <style:text-properties officeooo:rsid="047091ad"/>
    </style:style>
    <style:style style:name="T46" style:family="text">
      <style:text-properties officeooo:rsid="04b512e0"/>
    </style:style>
    <style:style style:name="T47" style:family="text">
      <style:text-properties style:font-name="EB Garamond 12 All SC" fo:font-style="normal" officeooo:rsid="04b878ab" style:font-style-asian="normal" style:font-style-complex="normal"/>
    </style:style>
    <style:style style:name="T48" style:family="text">
      <style:text-properties style:font-name="EB Garamond 12 All SC" fo:font-style="normal" officeooo:rsid="04c1930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44">Esser-</text:span>Skala, 201<text:span text:style-name="T45">9</text:span></text:p>
      <text:p text:style-name="P22"/>
      <text:p text:style-name="P22"/>
      <text:p text:style-name="P17">© 201<text:span text:style-name="T45">9</text:span> by Wolfgang <text:span text:style-name="T44">Esser-</text:span>Skala. This edition is licensed under the<text:span text:style-name="T42"><text:line-break/></text:span>Creative Commons Attribution<text:span text:style-name="T39">-NonCommercial-ShareAlike</text:span> 4.0 International License.<text:span text:style-name="T42"><text:line-break/></text:span>To view a copy of this license, visit http://creativecommons.org/licenses/by<text:span text:style-name="T40">-nc-sa</text:span>/4.0/.</text:p>
      <text:p text:style-name="P16"/>
      <text:p text:style-name="P18">Music engraving by LilyPond 2.18.0 (http://www.lilypond.org).<text:span text:style-name="T38"><text:line-break/>Front matter</text:span> typeset with EB Garamond (http://www.georgduffner.at/ebgaramond).</text:p>
      <text:p text:style-name="P22"/>
      <text:p text:style-name="P15">First <text:span text:style-name="T41">version</text:span>, <text:span text:style-name="T46">September 2019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8">This edition <text:span text:style-name="T6">of the </text:span><text:span text:style-name="T2">M</text:span><text:span text:style-name="T3">i</text:span><text:span text:style-name="T2">ssa </text:span><text:span text:style-name="T4">Visitationis <text:s/>Beatae Mariae Virgine</text:span><text:span text:style-name="T6"> </text:span>bases upon <text:span text:style-name="T46">a copy in the archive of the Benediktinerabtei Niederaltaich – St. Mauritius (D-NATk). The digital version of the manuscript is available at</text:span></text:p>
      <text:p text:style-name="P9"><text:tab/><text:span text:style-name="T46">https://mirador.acdh.oeaw.ac.at/musikarchivspitz/D-NATk_A5</text:span></text:p>
      <text:p text:style-name="P2"/>
      <text:p text:style-name="P3">In general, this edition closely follows the <text:span text:style-name="T43">manuscript</text:span>. Any changes <text:span text:style-name="T37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4"/>
      <text:p text:style-name="P4"/>
      <text:p text:style-name="P4"/>
      <text:p text:style-name="P4"/>
      <text:p text:style-name="P24">k y r i e</text:p>
      <text:p text:style-name="P5"/>
      <text:p text:style-name="P10"><text:span text:style-name="T1">Bar<text:tab/>Staff<text:tab/>Note</text:span><text:span text:style-name="T9"><text:tab/></text:span><text:span text:style-name="T10"><text:line-break/></text:span><text:span text:style-name="T14">34<text:tab/>T</text:span><text:span text:style-name="T14"><text:note text:id="ftn1" text:note-class="footnote"><text:note-citation>1</text:note-citation><text:note-body><text:p text:style-name="P26">Abbreviations: A, alto; B, basso; Ms, manuscript; org, organ; r, rest; S, soprano; T, tenore; trb, trombone; vl, violin.</text:p></text:note-body></text:note></text:span><text:span text:style-name="T14"><text:tab/>last eighth in Ms: c′8</text:span><text:span text:style-name="T15"><text:line-break/>45<text:tab/>trb 1<text:tab/>last eighth in Ms: d′8</text:span><text:span text:style-name="T16"><text:line-break/><text:line-break/><text:line-break/><text:line-break/></text:span><text:span text:style-name="T47">g l o r i a</text:span></text:p>
      <text:p text:style-name="P6"/>
      <text:p text:style-name="P11"><text:span text:style-name="T1">Bar<text:tab/>Staff<text:tab/>Note</text:span><text:span text:style-name="T11"><text:line-break/></text:span><text:span text:style-name="T18">4<text:tab/></text:span><text:span text:style-name="T22">trb 2, </text:span><text:span text:style-name="T18">T<text:tab/>2nd eighth in Ms: d′8<text:line-break/></text:span><text:span text:style-name="T16">21<text:tab/>S<text:tab/>bar in Ms: c″</text:span><text:span text:style-name="T17">4</text:span><text:span text:style-name="T16">–c″2</text:span><text:span text:style-name="T19"><text:line-break/>50<text:tab/>vl 2<text:tab/>1</text:span><text:span text:style-name="T21">0</text:span><text:span text:style-name="T19">th sixteenth in Ms: f″16</text:span><text:span text:style-name="T20"><text:line-break/>51<text:tab/>vl 2<text:tab/>5th sixteenth in Ms: f″16</text:span><text:span text:style-name="T23"><text:line-break/>59<text:tab/>trb 2<text:tab/>bar missing in Ms</text:span><text:span text:style-name="T21"><text:line-break/>83<text:tab/>vl 2<text:tab/>10th sixteenth in Ms: c′16</text:span><text:span text:style-name="T24"><text:line-break/><text:line-break/><text:line-break/><text:line-break/></text:span><text:span text:style-name="T48">c r e d o</text:span></text:p>
      <text:p text:style-name="P7"/>
      <text:p text:style-name="P12"><text:span text:style-name="T1">Bar<text:tab/>Staff<text:tab/>Note</text:span><text:span text:style-name="T24"><text:line-break/></text:span><text:span text:style-name="T27">2<text:tab/>trb 2<text:tab/>3rd quarter in Ms: c′8–c′8</text:span><text:span text:style-name="T5"><text:line-break/></text:span><text:span text:style-name="T24">12<text:tab/>org<text:tab/>1st quarter in Ms: d8–d8</text:span><text:span text:style-name="T28"><text:line-break/></text:span><text:span text:style-name="T32">22<text:tab/>vl 2<text:tab/>1st quarter in Ms: a8–a8</text:span><text:span text:style-name="T36"><text:line-break/>36<text:tab/>T<text:tab/>bar in Ms: g4–g4–r4</text:span><text:span text:style-name="T32"><text:line-break/></text:span><text:span text:style-name="T28">37<text:tab/>trb 2<text:tab/></text:span><text:span text:style-name="T27">3rd quarter in Ms: c′</text:span><text:span text:style-name="T28">4</text:span><text:span text:style-name="T29"><text:line-break/>38<text:tab/>vl 1<text:tab/>3rd sixteenth in Ms: d″16</text:span><text:span text:style-name="T33"><text:line-break/>54<text:tab/>vl 2<text:tab/>4th/8th sixteenth in Ms: d′16</text:span><text:span text:style-name="T34"><text:line-break/>86<text:tab/>org<text:tab/>4th to 6th eighth in Ms: cis8–e8–cis8</text:span><text:span text:style-name="T26"><text:line-break/>104<text:tab/>org<text:tab/>3rd quarter in Ms: g8–g8</text:span><text:span text:style-name="T25"><text:line-break/>109<text:tab/>T<text:tab/>3rd quarter in Ms: bes4</text:span><text:span text:style-name="T30"><text:line-break/>126<text:tab/>vl 1<text:tab/>1st eighth in Ms: g″8</text:span><text:span text:style-name="T31"><text:line-break/>155<text:tab/>vl 1<text:tab/>4th eighth in Ms: d″8</text:span><text:span text:style-name="T35"><text:line-break/>165<text:tab/>vl 2<text:tab/>4th eighth in Ms: e″8</text:span><text:span text:style-name="T11"><text:line-break/><text:line-break/></text:span></text:p>
      <text:p text:style-name="P11"/>
      <text:p text:style-name="P11"/>
      <text:p text:style-name="P11"/>
      <text:p text:style-name="P1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albrechtsberger-missa-A.I.20). Your help will be greatly appreciated.</text:p>
      <text:p text:style-name="P14"/>
      <text:p text:style-name="P14"/>
      <text:p text:style-name="P14"><text:span text:style-name="T8">Salzburg, </text:span><text:span text:style-name="T13">September</text:span><text:span text:style-name="T8"> 201</text:span><text:span text:style-name="T12">9</text:span><text:line-break/>Wolfgang <text:span text:style-name="T44">Esser-</text:span>Skala</text:p>
      <text:p text:style-name="P28"><text:span text:style-name="T42"><text:line-break/></text:span>C O N T E N T S</text:p>
      <text:p text:style-name="P20"/>
      <text:p text:style-name="P19"/>
      <text:p text:style-name="P21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12T20:54:26.959803745</dc:date>
    <dc:creator>Wolfgang Skala</dc:creator>
    <meta:editing-duration>P12DT21H7M11S</meta:editing-duration>
    <meta:editing-cycles>1149</meta:editing-cycles>
    <meta:generator>LibreOffice/4.2.8.2$Linux_X86_64 LibreOffice_project/420m0$Build-2</meta:generator>
    <meta:document-statistic meta:table-count="0" meta:image-count="1" meta:object-count="0" meta:page-count="4" meta:paragraph-count="16" meta:word-count="426" meta:character-count="2411" meta:non-whitespace-character-count="1986"/>
  </office:meta>
</office:document-meta>
</file>